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90a94" officeooo:paragraph-rsid="00190a94"/>
    </style:style>
    <style:style style:name="P2" style:family="paragraph" style:parent-style-name="Text_20_body">
      <style:text-properties fo:font-style="italic" officeooo:rsid="00167237" officeooo:paragraph-rsid="00167237" style:font-style-asian="italic" style:font-style-complex="italic"/>
    </style:style>
    <style:style style:name="P3" style:family="paragraph" style:parent-style-name="Text_20_body">
      <style:text-properties fo:font-style="italic" officeooo:rsid="001837b2" officeooo:paragraph-rsid="001837b2" style:font-style-asian="italic" style:font-style-complex="italic"/>
    </style:style>
    <style:style style:name="P4" style:family="paragraph" style:parent-style-name="Text_20_body">
      <style:text-properties officeooo:rsid="001b0913" officeooo:paragraph-rsid="001b0913"/>
    </style:style>
    <style:style style:name="P5" style:family="paragraph" style:parent-style-name="Text_20_body">
      <style:text-properties officeooo:rsid="001e7e47" officeooo:paragraph-rsid="001e7e47"/>
    </style:style>
    <style:style style:name="P6" style:family="paragraph" style:parent-style-name="Text_20_body">
      <style:text-properties officeooo:rsid="00207eef" officeooo:paragraph-rsid="00207eef"/>
    </style:style>
    <style:style style:name="P7" style:family="paragraph" style:parent-style-name="Text_20_body">
      <style:text-properties fo:font-style="normal" officeooo:rsid="0020d65f" officeooo:paragraph-rsid="0020d65f" style:font-style-asian="normal" style:font-style-complex="normal"/>
    </style:style>
    <style:style style:name="P8" style:family="paragraph" style:parent-style-name="Text_20_body">
      <style:text-properties officeooo:rsid="00220d5a" officeooo:paragraph-rsid="00220d5a"/>
    </style:style>
    <style:style style:name="P9" style:family="paragraph" style:parent-style-name="Text_20_body">
      <style:text-properties officeooo:rsid="003251ec" officeooo:paragraph-rsid="003251ec"/>
    </style:style>
    <style:style style:name="P10" style:family="paragraph" style:parent-style-name="Text_20_body">
      <style:text-properties officeooo:rsid="0035f059" officeooo:paragraph-rsid="0035f059"/>
    </style:style>
    <style:style style:name="P11" style:family="paragraph" style:parent-style-name="Text_20_body">
      <style:text-properties officeooo:rsid="00376379" officeooo:paragraph-rsid="00376379"/>
    </style:style>
    <style:style style:name="P12" style:family="paragraph" style:parent-style-name="Text_20_body">
      <style:text-properties officeooo:rsid="0037decb" officeooo:paragraph-rsid="0037decb"/>
    </style:style>
    <style:style style:name="P13" style:family="paragraph" style:parent-style-name="Text_20_body">
      <style:text-properties officeooo:rsid="003d3675" officeooo:paragraph-rsid="003d3675"/>
    </style:style>
    <style:style style:name="T1" style:family="text">
      <style:text-properties officeooo:rsid="001ca0f4"/>
    </style:style>
    <style:style style:name="T2" style:family="text">
      <style:text-properties officeooo:rsid="0023094a"/>
    </style:style>
    <style:style style:name="T3" style:family="text">
      <style:text-properties fo:color="#800000" officeooo:rsid="0023094a" fo:background-color="#ffff00" loext:char-shading-value="0"/>
    </style:style>
    <style:style style:name="T4" style:family="text">
      <style:text-properties officeooo:rsid="0033fe44"/>
    </style:style>
    <style:style style:name="T5" style:family="text">
      <style:text-properties officeooo:rsid="00397b1b"/>
    </style:style>
    <style:style style:name="T6" style:family="text">
      <style:text-properties fo:background-color="#ffff00" loext:char-shading-value="0"/>
    </style:style>
    <style:style style:name="T7" style:family="text">
      <style:text-properties fo:background-color="#ffff00" loext:char-shading-value="0"/>
    </style:style>
    <style:style style:name="T8" style:family="text">
      <style:text-properties officeooo:rsid="00413608"/>
    </style:style>
    <style:style style:name="T9" style:family="text">
      <style:text-properties officeooo:rsid="004243ef"/>
    </style:style>
    <style:style style:name="T10" style:family="text">
      <style:text-properties officeooo:rsid="004507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swers to the reviewers</text:p>
      <text:p text:style-name="P4">We would like to thank the two anonymous reviewers for their comments and suggestions, which have helped us improve our manuscript.</text:p>
      <text:p text:style-name="P1">In the following, we explain the changes to the manuscript we have made in response to the reviewers’ comments. We copy the comments of each reviewer (in italic typeface), followed by our answer (in roman typeface).</text:p>
      <text:h text:style-name="Heading_20_1" text:outline-level="1">Reviewer #1</text:h>
      <text:p text:style-name="P2">- The keywords should be enriched with the terms “OWL 2” and “axioms”.</text:p>
      <text:p text:style-name="P5">Done.</text:p>
      <text:p text:style-name="P2">- To make the introduction easier to read, authors should present a motivating example, instead of presenting related works. These latter, in our opinion, should move to a separate section entitled “related works” where authors present the classic probabilistic heuristics, as well as their own previous works ([15] and [16]). Such a modification will alleviate the introduction and make the paper well structured.</text:p>
      <text:p text:style-name="P1"><text:span text:style-name="T1">F</text:span>ollow<text:span text:style-name="T1">ing</text:span> the advice of Reviewer 1, <text:span text:style-name="T1">we have</text:span> (1) introduced a short motivating example and (2) moved the discussion of related work to a separate section.</text:p>
      <text:p text:style-name="P2">- English errors are very rare:</text:p>
      <text:p text:style-name="P2">o L215: “R, R_i, S, S_i objects or data properties” instead of “… object…”</text:p>
      <text:p text:style-name="P7">Actually, “object” was correct: the phrase is equivalent to “object properties or data properties”. We have surrounded “object or data” with parentheses to remove any ambiguity.</text:p>
      <text:p text:style-name="P2">o L473: “In other words” instead of “In words”</text:p>
      <text:p text:style-name="P2">o L588: “Axes” instead of “axis”</text:p>
      <text:p text:style-name="P6">The above errors have been corrected.</text:p>
      <text:p text:style-name="P2">- References lack DOIs as recommended by the journal. Years are missing in references 21 and 25. Reference 30 seems to be incomplete</text:p>
      <text:p text:style-name="P8">We have fixed the references as suggested by the reviewer, <text:span text:style-name="T2">except for Reference 30, which is indeed complete (it is a book).</text:span></text:p>
      <text:h text:style-name="Heading_20_1" text:outline-level="1"><text:soft-page-break/>Reviewer #2</text:h>
      <text:p text:style-name="P3">- I miss some kind of quantitative comparison to other probabilistic approaches. Section 3 is really interesting and well argued and supported; however, it would be interesting to show/illustrate some differences in the final decisions between the probabilistic approaches and the proposed one.</text:p>
      <text:p text:style-name="P9">We have added Figure 3, <text:span text:style-name="T4">illustrating the differences in the behavior of the possibilistic and probabilistic scores, and added a brief quantitative comparison.</text:span></text:p>
      <text:p text:style-name="P3">- Following with the comparison, which would be the overhead introduced by considering the possibilistic approach instead of a simpler probabilistic model? The fact that the authors have had to add a threshold to calculate the supports is what motivates this question.</text:p>
      <text:p text:style-name="P13">We have added a paragraph at the end of Section 6 with a discussion of the overhead introduced by the possibilistic approach and of its source.</text:p>
      <text:p text:style-name="P3">- I would like to know the authors' opinion about why the more time the support calculation takes, the less are the chances for the axiom to be accepted. Intuitively, this would happen (high time consumption) when many instances are supporting/not supporting the axiom, so, in principle, the particular outcome would not be dependent on the time (and, in this case, the more data supporting, the more robust the decision should be).</text:p>
      <text:p text:style-name="P13">This is answered in the same last paragraph of Section 6 mentioned at the previous item.</text:p>
      <text:p text:style-name="P3">- Are the dumps used in the experiments fully realised/materialized?</text:p>
      <text:p text:style-name="P10">The inferences are fully materialized: <text:span text:style-name="T9">we have added this detail </text:span>in <text:span text:style-name="T9">Section 6, where we present the dumps we used for our experiments</text:span>.</text:p>
      <text:p text:style-name="P3">Minor typos:</text:p>
      <text:p text:style-name="P3">- page 12, point 3, e) and f) =&gt; should not it be c \in I(K) instead of c \in C?</text:p>
      <text:p text:style-name="P11">Yes, <text:span text:style-name="T8">thank you for pointing that out</text:span>! That has been corrected.</text:p>
      <text:p text:style-name="P3">- page 32, maybe something is missing in the sentence: "This, despite the fact that in [15] a number of potential issues were pointed out with the subsumption axioms of the DBPedia ontology".</text:p>
      <text:p text:style-name="P12">For the sake of clarity, we <text:span text:style-name="T8">have </text:span>rephrased the sentence as follows: “This, at least, <text:span text:style-name="T5">looks</text:span> like a reasonable assumption, despite the fact that”,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 B. Tettamanzi</meta:initial-creator>
    <meta:creation-date>2017-06-19T18:09:15.454488419</meta:creation-date>
    <dc:date>2017-06-20T17:32:51.824704046</dc:date>
    <dc:creator>Andrea G. B. Tettamanzi</dc:creator>
    <meta:editing-duration>PT6H34M6S</meta:editing-duration>
    <meta:editing-cycles>35</meta:editing-cycles>
    <meta:generator>LibreOffice/5.1.6.2$Linux_X86_64 LibreOffice_project/10m0$Build-2</meta:generator>
    <meta:document-statistic meta:table-count="0" meta:image-count="0" meta:object-count="0" meta:page-count="2" meta:paragraph-count="30" meta:word-count="627" meta:character-count="3766" meta:non-whitespace-character-count="3169"/>
  </office:meta>
</office:document-meta>
</file>